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4a976" officeooo:paragraph-rsid="00069288" style:font-style-asian="normal" style:font-style-complex="normal"/>
    </style:style>
    <style:style style:name="P2" style:family="paragraph" style:parent-style-name="Standard">
      <style:text-properties fo:font-style="normal" officeooo:rsid="002fa2b7" officeooo:paragraph-rsid="00069288" style:font-style-asian="normal" style:font-style-complex="normal"/>
    </style:style>
    <style:style style:name="P3" style:family="paragraph" style:parent-style-name="Standard">
      <style:text-properties fo:font-style="normal" officeooo:rsid="0030580b" officeooo:paragraph-rsid="00069288" style:font-style-asian="normal" style:font-style-complex="normal"/>
    </style:style>
    <style:style style:name="P4" style:family="paragraph" style:parent-style-name="Standard">
      <style:text-properties fo:font-style="normal" officeooo:rsid="0030ed5f" officeooo:paragraph-rsid="00069288" style:font-style-asian="normal" style:font-style-complex="normal"/>
    </style:style>
    <style:style style:name="P5" style:family="paragraph" style:parent-style-name="Standard">
      <style:text-properties fo:font-style="normal" officeooo:rsid="0031d31b" officeooo:paragraph-rsid="00069288" style:font-style-asian="normal" style:font-style-complex="normal"/>
    </style:style>
    <style:style style:name="P6" style:family="paragraph" style:parent-style-name="Standard">
      <style:text-properties fo:font-style="normal" officeooo:rsid="003320d7" officeooo:paragraph-rsid="00069288" style:font-style-asian="normal" style:font-style-complex="normal"/>
    </style:style>
    <style:style style:name="P7" style:family="paragraph" style:parent-style-name="Standard">
      <style:text-properties fo:font-style="normal" officeooo:rsid="00335a26" officeooo:paragraph-rsid="00069288" style:font-style-asian="normal" style:font-style-complex="normal"/>
    </style:style>
    <style:style style:name="P8" style:family="paragraph" style:parent-style-name="Standard">
      <style:text-properties style:font-name="Dudu Cyryllic" officeooo:rsid="0027882a" officeooo:paragraph-rsid="00069288"/>
    </style:style>
    <style:style style:name="P9" style:family="paragraph" style:parent-style-name="Standard">
      <style:text-properties officeooo:rsid="0027882a" officeooo:paragraph-rsid="00069288"/>
    </style:style>
    <style:style style:name="P10" style:family="paragraph" style:parent-style-name="Standard">
      <style:text-properties officeooo:rsid="0028ac4c" officeooo:paragraph-rsid="00069288"/>
    </style:style>
    <style:style style:name="P11" style:family="paragraph" style:parent-style-name="Standard">
      <style:text-properties style:font-name="Liberation Serif" fo:font-style="italic" officeooo:rsid="002a6519" officeooo:paragraph-rsid="00069288" style:font-style-asian="italic" style:font-style-complex="italic"/>
    </style:style>
    <style:style style:name="P12" style:family="paragraph" style:parent-style-name="Standard">
      <style:text-properties style:font-name="Liberation Serif" fo:font-style="italic" officeooo:rsid="002fa2b7" officeooo:paragraph-rsid="00069288" style:font-style-asian="italic" style:font-style-complex="italic"/>
    </style:style>
    <style:style style:name="P13" style:family="paragraph" style:parent-style-name="Standard">
      <style:text-properties style:font-name="Liberation Serif" fo:font-style="italic" officeooo:rsid="0031d31b" officeooo:paragraph-rsid="00069288" style:font-style-asian="italic" style:font-style-complex="italic"/>
    </style:style>
    <style:style style:name="P14" style:family="paragraph" style:parent-style-name="Standard">
      <style:text-properties style:font-name="Liberation Serif" fo:font-style="italic" officeooo:rsid="003320d7" officeooo:paragraph-rsid="00069288" style:font-style-asian="italic" style:font-style-complex="italic"/>
    </style:style>
    <style:style style:name="P15" style:family="paragraph" style:parent-style-name="Standard">
      <style:text-properties style:font-name="Liberation Serif" fo:font-style="italic" officeooo:rsid="00335a26" officeooo:paragraph-rsid="00069288" style:font-style-asian="italic" style:font-style-complex="italic"/>
    </style:style>
    <style:style style:name="P16" style:family="paragraph" style:parent-style-name="Standard">
      <style:text-properties style:font-name="Liberation Serif" fo:font-style="italic" officeooo:rsid="0034a976" officeooo:paragraph-rsid="00069288" style:font-style-asian="italic" style:font-style-complex="italic"/>
    </style:style>
    <style:style style:name="P17" style:family="paragraph" style:parent-style-name="Standard">
      <style:text-properties fo:font-style="italic" officeooo:rsid="002fa2b7" officeooo:paragraph-rsid="00069288" style:font-style-asian="italic" style:font-style-complex="italic"/>
    </style:style>
    <style:style style:name="P18" style:family="paragraph" style:parent-style-name="Heading_20_2">
      <style:paragraph-properties fo:text-align="center" style:justify-single-word="false"/>
      <style:text-properties style:font-name="Liberation Serif" fo:font-style="italic" officeooo:rsid="0027882a" officeooo:paragraph-rsid="00069288" style:font-style-asian="italic" style:font-style-complex="italic"/>
    </style:style>
    <style:style style:name="T1" style:family="text">
      <style:text-properties officeooo:rsid="011d4e30"/>
    </style:style>
    <style:style style:name="T2" style:family="text">
      <style:text-properties officeooo:rsid="014cc49a"/>
    </style:style>
    <style:style style:name="T3" style:family="text">
      <style:text-properties officeooo:rsid="0028ac4c"/>
    </style:style>
    <style:style style:name="T4" style:family="text">
      <style:text-properties officeooo:rsid="011e58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bf1f9"/>
    </style:style>
    <style:style style:name="T7" style:family="text">
      <style:text-properties officeooo:rsid="0030580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0580b" style:font-style-asian="italic" style:font-style-complex="italic"/>
    </style:style>
    <style:style style:name="T10" style:family="text">
      <style:text-properties officeooo:rsid="017c1f5b"/>
    </style:style>
    <style:style style:name="T11" style:family="text">
      <style:text-properties officeooo:rsid="032f389a"/>
    </style:style>
    <style:style style:name="T12" style:family="text">
      <style:text-properties officeooo:rsid="00335a26"/>
    </style:style>
    <style:style style:name="T13" style:family="text">
      <style:text-properties officeooo:rsid="03304b8c"/>
    </style:style>
    <style:style style:name="T14" style:family="text">
      <style:text-properties officeooo:rsid="003d5531"/>
    </style:style>
    <style:style style:name="T15" style:family="text">
      <style:text-properties officeooo:rsid="01629398"/>
    </style:style>
    <style:style style:name="T16" style:family="text">
      <style:text-properties officeooo:rsid="0034a9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/>
      <text:p text:style-name="P8"/>
      <text:p text:style-name="P9">В феврале кончилась хлебозаводская масленица — нас перебросили на строительство медицинского центра.</text:p>
      <text:p text:style-name="P9">Тут подвал уже покрыт бетонными плитами перекрытий, но не до конца и <text:s text:c="2"/>под ним, на больших кучах песка, мы <text:s/>разводили костёр, <text:span text:style-name="T1">для которого</text:span> ломами разбива<text:span text:style-name="T2">ли</text:span> дос<text:span text:style-name="T1">ки</text:span>, потому что никакого вагончика и близко не<text:span text:style-name="T2">т</text:span>.</text:p>
      <text:p text:style-name="P9">Территория будущего центра оказалась большой, но на отшибе — шакалить негде.</text:p>
      <text:p text:style-name="P9"/>
      <text:p text:style-name="P9">Грузовики, которыми нас возили, предоставляла местная автобаза, с гражданскими водителями.</text:p>
      <text:p text:style-name="P9">Нам попался ухарь-асс.</text:p>
      <text:p text:style-name="P9">Он влетал на территорию будущего медицинского центра, бил по тормозам УАЗа и тот, скользя по обледенелостям, заносился и разворачивался в обратную сторону — залезай, поехали!</text:p>
      <text:p text:style-name="P9">При этом подранный и не закреплённый брезентовый верх кузова вздувался и пузырился, как парашют приземлившегося диверсанта.</text:p>
      <text:p text:style-name="P9">Водитель скалился кривозубой улыбкой из-под тощих усов — ему по кайфу было блатовать, типа, цыганской романтикой.</text:p>
      <text:p text:style-name="P9">Выхлопная труба его машины могла <text:span text:style-name="T3">громко </text:span>бахкать, <text:s/>но стрельбу он приберегал для проезда вдоль городских тротуаров — шугать прохожих. </text:p>
      <text:p text:style-name="P9">Ба-бах!</text:p>
      <text:p text:style-name="P9">- Ой, мамочки!..</text:p>
      <text:p text:style-name="P10">Ребята что-то поясняли насчёт <text:span text:style-name="T2">связи </text:span>этих хлопков и карбюратора, но я в этом всё равно не смыслю.</text:p>
      <text:p text:style-name="P10"/>
      <text:p text:style-name="P10">В один из первых дней на новом месте я отправился в туалет паркового типа на краю территории.</text:p>
      <text:p text:style-name="P10">Малую нужду мы справляли где придётся и за этим я туда, конечно бы, не пошёл.</text:p>
      <text:p text:style-name="P10">Просто из-за морозов пользование сортиром части было сопряжено с определённым риском. Весь пол там стал сплошным жёлтым катком, сапоги скользили, и даже сидеть над очком было скользко.</text:p>
      <text:p text:style-name="P10">Пока я опорожнял кишечник в том территориальном туалете, у меня стали возникать странные слуховые ощущения. </text:p>
      <text:p text:style-name="P10">Я услыхал... ну, не совсем голоса... скорее, отголоски голосов.</text:p>
      <text:p text:style-name="P10">Отдалённый слитный гул голосов, без каких-либо отчётливых слов, но явственный ровный гул, без всплесков.</text:p>
      <text:p text:style-name="P10">Потом я достал из внутреннего кармана куртки письмо. От этих писем у меня уже давно карман распух.</text:p>
      <text:p text:style-name="P10">Не глядя от кого письмо, я использовал его как туалетную бумагу, встал, застегнулся и вдруг — увидел источник гула.</text:p>
      <text:p text:style-name="P10">Дощатые стены и перегородки пустого туалета были сплошь испещрены надписями.</text:p>
      <text:p text:style-name="P10">Карандашами, ручками написаны, процарапаны имена, названия населённых пунктов, даты.</text:p>
      <text:p text:style-name="P10">Некоторые залазили поверх других — не хватало свободного места.</text:p>
      <text:p text:style-name="P10">Мне стало ясно, что прежде тут помещался ставропольский сборно-распределительный пункт призывников в армию, и они, уже погружаясь в вечность из двух лет, уже захлёстнутые ею, оставляли тут свои меты: «Саха, посёлок ...», «Афон, станица ...», «Дрын, город ...».</text:p>
      <text:p text:style-name="P10">Они уже там — погружены — потому и слов не разобрать, один только гул, но руки ещё дописывают метку: «Андрон ...»</text:p>
      <text:p text:style-name="P10"/>
      <text:p text:style-name="P11"><text:span text:style-name="T4">(...в</text:span> стройбате общечеловеческая тяга оставлять по себе отметину не исчезает, но <text:soft-page-break/>становится анонимной.</text:p>
      <text:p text:style-name="P11">Здесь не увидишь классического «тут был Вася», здесь расписываются за всех:</text:p>
      <text:p text:style-name="P11"><text:tab/><text:tab/><text:tab/><text:span text:style-name="T5">Орёл, ДМБ-73</text:span></text:p>
      <text:p text:style-name="P11">Читай: «призваны из города Орёл <text:span text:style-name="T6">(</text:span>или орловской области<text:span text:style-name="T6">)</text:span> демобилизуемся в 1973 году».</text:p>
      <text:p text:style-name="P11">Графитом, мелом, краской на стенах, на трубах, на жести.</text:p>
      <text:p text:style-name="P11">На любом объекте возводи<text:span text:style-name="T6">вшемся</text:span> ставропольским стройбатом за год-два до 1973-го, найдётся такая надпись.</text:p>
      <text:p text:style-name="P11">Затем будет «Тула, ДМБ-74».</text:p>
      <text:p text:style-name="P11">Придёт черёд и для «Сумы, ДМБ-75», «Днепр, ДМБ-75», но до этого ещё так далеко!..<text:span text:style-name="T4">)</text:span></text:p>
      <text:p text:style-name="P12"/>
      <text:p text:style-name="P2">«Орион» принял участие в городском музыкальном конкурсе. </text:p>
      <text:p text:style-name="P2">Мы исполнили два номера, но никакого места не заняли. </text:p>
      <text:p text:style-name="P3">Мне вообще показалось, что весь конкурс был затеян, чтоб показать какого-то местного певца. </text:p>
      <text:p text:style-name="P3">Молодой парень мог петь без микрофона на весь зал. Вот что такое голос.</text:p>
      <text:p text:style-name="P2"/>
      <text:p text:style-name="P3">Вторым номером у нас была «Песня индейца» из репертуара Тома Джонса; неизвестно о чём он в ней пел, но в советской переделке она оплакивала горькую долю краснокожих:</text:p>
      <text:p text:style-name="P17"><text:tab/><text:tab/><text:tab/><text:span text:style-name="T7">Из резерваций, брат мой, знай:</text:span></text:p>
      <text:p text:style-name="P2"><text:span text:style-name="T8"><text:tab/><text:tab/><text:tab/></text:span><text:span text:style-name="T9">Одна дорога — прямо в рай..</text:span><text:span text:style-name="T7">.</text:span> </text:p>
      <text:p text:style-name="P2"/>
      <text:p text:style-name="P3">В этом конкурсе у нас уже играла целая группа «мед<text:span text:style-name="T4">ных</text:span>».</text:p>
      <text:p text:style-name="P3">Переведённый неизвестно за что и не помню откуда прапорщик Джафар Джафаров пришёл в клуб части и сказал, что он играет на трубе.</text:p>
      <text:p text:style-name="P3">Своей внешностью он оставлял приятное впечатление мягкости. </text:p>
      <text:p text:style-name="P3">Округлое лицо с мягкой кожей приглушённо оливкового цвета; мягкий блеск чёрно-маслиновых глаз; мягкая улыбка, когда он выговаривал: «я тебе мамой клянусь!»</text:p>
      <text:p text:style-name="P4">И он действительно играл на трубе, которую приносил и уносил с собою.</text:p>
      <text:p text:style-name="P4">Комиссар здорово подтянулся рядом с ним.</text:p>
      <text:p text:style-name="P4"/>
      <text:p text:style-name="P4">Ещё в клуб зачастил Серый — укротитель Карлухи.</text:p>
      <text:p text:style-name="P4">На работу он забил ещё в самом начале службы и в стройбате просто мотал очередной срок в два года. </text:p>
      <text:p text:style-name="P4">А чё, та же колония только режим помягче и спецуха цвета хаки.</text:p>
      <text:p text:style-name="P4">Приехав утром на объект, он уходил в город и возвращался лишь к вечернему грузовику.</text:p>
      <text:p text:style-name="P4">Иногда его сажали на «губу», но даже комбат со своим маразмом понимал бесполезность подобных воспитательных мер к этому уже вполне сложившемуся блатному, отмеченному лысинкой шрама на <text:s/>брови тонкогубого лица, <text:span text:style-name="T2">зависшего над широкими плечами </text:span><text:s/>на вытянутой по-волчьи шее. </text:p>
      <text:p text:style-name="P4">Серый шёл по жизни <text:bookmark-start text:name="__DdeLink__57222_129677639"/><text:span text:style-name="T10">незатейливой</text:span><text:bookmark-end text:name="__DdeLink__57222_129677639"/> стезёй потомственного блатного.</text:p>
      <text:p text:style-name="P4"/>
      <text:p text:style-name="P5">В комнате музыкантов он делился отчётами о своих недавних похождениях в городе или шугал Комиссара.</text:p>
      <text:p text:style-name="P5">Это было неправильно, потому что и Комиссар, и он — одного призыва, но у Серого зонный кодекс перевешивал стройбатовский.</text:p>
      <text:p text:style-name="P5">В преддверьи становления «фазаном», Комиссар сделал себе большую наколку на весь тыл правой кисти — горы, восходящее из-за них солнце и надпись «Северный Кавказ».</text:p>
      <text:p text:style-name="P5">На сцене он становился татуировкой к залу и горделиво косил глазом на живописную работу неизвестного автора.</text:p>
      <text:p text:style-name="P5">Наверное, Серого заело, что Комиссар блатует более броской наколкой, чем его паук-крестовик, знак для посвящённых, вот он и цеплялся.</text:p>
      <text:p text:style-name="P5"/>
      <text:p text:style-name="P13"><text:soft-page-break/><text:span text:style-name="T4">(...в</text:span>прочем, там где у меня стоит слово «наверное» не стóит слишком-то верить нá слово — наверняка вокруг него идут <text:span text:style-name="T11">лишь </text:span>предположения да измышления всякие. </text:p>
      <text:p text:style-name="P14">Вариантов и толкований может быть целая уйма, но этим «наверное» все отметаешь и оставляешь одно, может быть, и не самое верное.</text:p>
      <text:p text:style-name="P14">Слово требует осторожного с ним обращения. </text:p>
      <text:p text:style-name="P14">Иной раз ляпнешь чего-то такого разухабистого </text:p>
      <text:p text:style-name="P14"><text:tab/><text:tab/>«эх! лабухи — одна семья! мы друг за друга — стеной!», </text:p>
      <text:p text:style-name="P14">а потом неловко себя чувствуешь: эка, как меня опять занесло!</text:p>
      <text:p text:style-name="P14">Потому-то всякие обобщающие наименования хороши лишь для лозунгов: </text:p>
      <text:p text:style-name="P14"><text:tab/><text:tab/>«Пролетарии всех стран — соединяйтесь!», </text:p>
      <text:p text:style-name="P14">или там</text:p>
      <text:p text:style-name="P14"><text:s/><text:tab/><text:tab/>«Двуногие! Возлюбите друг друга!» </text:p>
      <text:p text:style-name="P14">и срабатывают они лишь до той поры, покуда общие интересы совпадают с интересами данного индивидуально взятого млекопитающего; но стоит интересам разойтись и — сразу: «вы — себе, а мы — себе!»...<text:span text:style-name="T4">)</text:span></text:p>
      <text:p text:style-name="P14"/>
      <text:p text:style-name="P6">Взять того же Юру Замешкевича. </text:p>
      <text:p text:style-name="P6">Покуда, заперев кочегарку, он может укрыться в клубе, <text:span text:style-name="T2">чтоб </text:span>не мозолить глаза <text:span text:style-name="T2">отцам-командирам</text:span>, <text:span text:style-name="T12">а побренькать там на гитаре, выпить кружечку чифира принесённого из кухни, он — свой.</text:span></text:p>
      <text:p text:style-name="P7">Человек тонкого душевного склада, изысканный ценитель истинной музыки, верный друг, прекрасный товарищ и надёжный брат; одним словом — лабух.</text:p>
      <text:p text:style-name="P7">Но вот приехала к нему жена и ждёт <text:span text:style-name="T13">его</text:span> на проходной, а он бегает в поисках парадки и шинели, чтобы уйти с ней в город, наскоро бреется, получает в штабе бумажку увольнительной записки, заскакивает зачем-то в клуб и, выходя, на прощанье приподымает меня, сидящего на кресле заднего ряда, в воздух, схватив медвежьей хваткой за член и вокруг него.</text:p>
      <text:p text:style-name="P7">Конечно, я ору!</text:p>
      <text:p text:style-name="P7">Потом боль проходит, но остаётся неизбывное недоумение.</text:p>
      <text:p text:style-name="P7">Зачем?</text:p>
      <text:p text:style-name="P7"/>
      <text:p text:style-name="P15"><text:span text:style-name="T4">(...о</text:span>твета не нашёл я ни у наивного примитивиста Фрейда с его братией, ни в Упанишадах с Бхагаватами, ни в двух Заветах, ни в Коране.</text:p>
      <text:p text:style-name="P15">Лишь в «Истории России с древнейших времён», когда Лже-Дмитрий прятался в палатах, <text:span text:style-name="T14">тот</text:span> казак, что его обнаружил, вытащил на расправу ухватив за «потаённый узел».</text:p>
      <text:p text:style-name="P16">Но там хотя бы прослеживается какая-то цель, а тут...</text:p>
      <text:p text:style-name="P16">Что ему с этого?..</text:p>
      <text:p text:style-name="P16">Некоторые вопросы не по силам людскому пониманию; мы можем лишь указать на них, в назидание любознательным, и развести руками — сие пребывает за пределами доступного разумению человецей. </text:p>
      <text:p text:style-name="P16"><text:span text:style-name="T4">Для таких случаев имеется</text:span> даже специальное научное <text:span text:style-name="T4">название</text:span>; когда, допустим, <text:span text:style-name="T15">ты настолько крут, что проссыкаешь</text:span> до трёх метров льда, но в <text:span text:style-name="T15">какой-то херне</text:span> <text:span text:style-name="T4">даже</text:span> и ты хуй проссышь, <text:span text:style-name="T15">вот это уж оно и есть </text:span>— трансцендентализм...<text:span text:style-name="T4">)</text:span></text:p>
      <text:p text:style-name="P6"/>
      <text:p text:style-name="P5">Так чем же мы занимались в клубе <text:span text:style-name="T16">помимо сольфеджио, репетиций и обмозгования трансцендентальных вопросов?</text:span></text:p>
      <text:p text:style-name="P1">Промелькнувшим, вскользь, чифиром?</text:p>
      <text:p text:style-name="P1">Его горечь была редким лакомством. Да и водка случалась не чащ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3:02:48.695409961</meta:creation-date>
    <dc:date>2017-03-02T13:02:54.794119566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84" meta:word-count="1189" meta:character-count="7989" meta:non-whitespace-character-count="6820"/>
    <meta:generator>LibreOffice/4.3.3.2$Linux_x86 LibreOffice_project/430m0$Build-2</meta:generator>
  </office:meta>
</office:document-meta>
</file>